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pJavaComments.StripJavaComment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JavaComments.read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ripJavaComments.StripJava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JavaComment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